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8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8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draw:layer="layout" svg:width="3.016cm" svg:height="0.656cm" svg:x="3.8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8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4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1H1M45S</meta:editing-duration>
    <meta:editing-cycles>6</meta:editing-cycles>
    <dc:date>2014-06-30T16:50:12</dc:date>
    <meta:generator>OpenOffice/4.1.0$Linux OpenOffice.org_project/410m18$Build-9764</meta:generator>
    <meta:document-statistic meta:object-count="97"/>
  </office:meta>
</office:document-meta>
</file>